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04819624788067341"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TODO OVERALL</text:p>
      <text:list xml:id="list7761996228072694285"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8959194132729490823" text:style-name="L3">
        <text:list-item>
          <text:p text:style-name="P6">maybe some white box shadow as two vertical lines down the buisnesscard area would look nice</text:p>
        </text:list-item>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2573534170922586322"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1786118967967233197"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text:soft-page-break/>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3648493399490136653" text:style-name="RTF_5f_Num_20_2">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6239653384255918808"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7891567559562880546" text:style-name="L7">
        <text:list-header>
          <text:p text:style-name="P10"/>
        </text:list-header>
        <text:list-item>
          <text:p text:style-name="P10">reread the ways of making a transparent internal line it was a css trick if could do it around the border could get transparent gap between shadow and card currently using second white shadow to acheive this</text:p>
        </text:list-item>
        <text:list-item>
          <text:p text:style-name="P10">inset box shadow around edges would it lok nice</text:p>
        </text:list-item>
        <text:list-item>
          <text:p text:style-name="P10">anchor need own class</text:p>
        </text:list-item>
        <text:list-item>
          <text:p text:style-name="P10">put texture on ribbon canvas</text:p>
        </text:list-item>
        <text:list-item>
          <text:p text:style-name="P10">make the containers for card based on viewport</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4943142735153846438"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inset shadows on image box or writing box?</text:p>
        </text:list-item>
        <text:list-item>
          <text:p text:style-name="P11"><text:s/>and pink yellow sheen and sheen from drawer</text:p>
        </text:list-item>
        <text:list-item>
          <text:p text:style-name="P11">3d art on back</text:p>
        </text:list-item>
        <text:list-item>
          <text:p text:style-name="P19">card link anchors need class hyperlinkAnchor</text:p>
          <text:p text:style-name="P19"><text:soft-page-break/></text:p>
        </text:list-item>
      </text:list>
      <text:p text:style-name="P1"/>
      <text:p text:style-name="P1">TODO Carousel</text:p>
      <text:list xml:id="list2413808981586934532" text:style-name="L9">
        <text:list-item>
          <text:p text:style-name="P12">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8875178951380803705" text:style-name="L10">
        <text:list-item>
          <text:p text:style-name="P14">Admin carousell enable to alter and input cards info </text:p>
        </text:list-item>
      </text:list>
      <text:p text:style-name="P1"/>
      <text:p text:style-name="P1">TODO Backend</text:p>
      <text:p text:style-name="P1"/>
      <text:p text:style-name="P1">TODO Host</text:p>
      <text:list xml:id="list5132863705840464252"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6113997122605798249"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3464361422338784619"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text:soft-page-break/>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3"/>
      <text:p text:style-name="P1"/>
      <text:p text:style-name="P1"/>
      <text:p text:style-name="P1"/>
      <text:p text:style-name="P1">Reflection</text:p>
      <text:list xml:id="list7630646354033557749"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text:soft-page-break/>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3701161" text:continue-list="list2413808981586934532"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29M15S</meta:editing-duration>
    <meta:editing-cycles>55</meta:editing-cycles>
    <meta:generator>OpenOffice/4.1.6$Win32 OpenOffice.org_project/416m1$Build-9790</meta:generator>
    <dc:date>2019-08-12T13:49:43.99</dc:date>
    <dc:creator>Philip Tate</dc:creator>
    <meta:document-statistic meta:table-count="0" meta:image-count="0" meta:object-count="0" meta:page-count="5" meta:paragraph-count="170" meta:word-count="1305" meta:character-count="9318"/>
    <meta:user-defined meta:name="Info 1"/>
    <meta:user-defined meta:name="Info 2"/>
    <meta:user-defined meta:name="Info 3"/>
    <meta:user-defined meta:name="Info 4"/>
  </office:meta>
</office:document-meta>
</file>